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3000003781497B2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67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03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4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.06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color="#ffff38" loext:opacity="100%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38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38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738cm" svg:x="1cm" svg:y="9.5cm">
          <draw:image xlink:href="Pictures/1000000000000623000003781497B2F9.png" xlink:type="simple" xlink:show="embed" xlink:actuate="onLoad" draw:mime-type="image/png">
            <text:p/>
          </draw:image>
        </draw:frame>
        <draw:line draw:style-name="gr2" draw:text-style-name="P1" draw:layer="layout" svg:x1="17.266cm" svg:y1="13.297cm" svg:x2="13.766cm" svg:y2="13.797cm">
          <text:p/>
        </draw:line>
        <draw:frame draw:style-name="gr3" draw:text-style-name="P3" draw:layer="layout" svg:width="2.172cm" svg:height="1.916cm" svg:x="13.75cm" svg:y="10.834cm">
          <draw:text-box>
            <text:p text:style-name="P2"><text:span text:style-name="T1">RAMP, </text:span><text:span text:style-name="T1"><text:line-break/></text:span><text:span text:style-name="T1">PA4 </text:span><text:span text:style-name="T1"><text:line-break/></text:span><text:span text:style-name="T1">DAC</text:span></text:p>
          </draw:text-box>
        </draw:frame>
        <draw:frame draw:style-name="gr4" draw:text-style-name="P4" draw:layer="layout" svg:width="1.658cm" svg:height="1.361cm" svg:x="9.444cm" svg:y="18.139cm">
          <draw:text-box>
            <text:p><text:span text:style-name="T2">SW</text:span><text:span text:style-name="T2"><text:line-break/></text:span><text:span text:style-name="T2">CLK</text:span></text:p>
          </draw:text-box>
        </draw:frame>
        <draw:frame draw:style-name="gr5" draw:text-style-name="P4" draw:layer="layout" svg:width="1.933cm" svg:height="0.806cm" svg:x="1.297cm" svg:y="15.77cm">
          <draw:text-box>
            <text:p><text:span text:style-name="T2">ECHO</text:span></text:p>
          </draw:text-box>
        </draw:frame>
        <draw:frame draw:style-name="gr6" draw:text-style-name="P4" draw:layer="layout" svg:width="1.603cm" svg:height="0.806cm" svg:x="11.773cm" svg:y="18.326cm">
          <draw:text-box>
            <text:p><text:span text:style-name="T2">GND</text:span></text:p>
          </draw:text-box>
        </draw:frame>
        <draw:frame draw:style-name="gr6" draw:text-style-name="P4" draw:layer="layout" svg:width="1.603cm" svg:height="0.806cm" svg:x="12.75cm" svg:y="10.194cm">
          <draw:text-box>
            <text:p><text:span text:style-name="T2">GND</text:span></text:p>
          </draw:text-box>
        </draw:frame>
        <draw:frame draw:style-name="gr7" draw:text-style-name="P4" draw:layer="layout" svg:width="1.535cm" svg:height="1.361cm" svg:x="8.17cm" svg:y="18.127cm">
          <draw:text-box>
            <text:p><text:span text:style-name="T2">SW</text:span></text:p>
            <text:p><text:span text:style-name="T2">DIO</text:span></text:p>
          </draw:text-box>
        </draw:frame>
        <draw:frame draw:style-name="gr8" draw:text-style-name="P4" draw:layer="layout" svg:width="1.933cm" svg:height="1.916cm" svg:x="16.985cm" svg:y="12.334cm">
          <draw:text-box>
            <text:p><text:span text:style-name="T2">ECHO</text:span></text:p>
            <text:p><text:span text:style-name="T2"><text:s/></text:span><text:span text:style-name="T2">PA0</text:span><text:span text:style-name="T2"><text:line-break/></text:span><text:span text:style-name="T2">ADC</text:span></text:p>
          </draw:text-box>
        </draw:frame>
        <draw:frame draw:style-name="gr9" draw:text-style-name="P4" draw:layer="layout" svg:width="1.905cm" svg:height="0.806cm" svg:x="17.845cm" svg:y="17cm">
          <draw:text-box>
            <text:p><text:span text:style-name="T2">Boot0</text:span></text:p>
          </draw:text-box>
        </draw:frame>
        <draw:frame draw:style-name="gr6" draw:text-style-name="P4" draw:layer="layout" svg:width="1.603cm" svg:height="0.806cm" svg:x="2.219cm" svg:y="10.336cm">
          <draw:text-box>
            <text:p><text:span text:style-name="T2">GND</text:span></text:p>
          </draw:text-box>
        </draw:frame>
        <draw:line draw:style-name="gr2" draw:text-style-name="P1" draw:layer="layout" svg:x1="14cm" svg:y1="11.75cm" svg:x2="13cm" svg:y2="11.5cm">
          <text:p/>
        </draw:line>
        <draw:frame draw:style-name="gr5" draw:text-style-name="P4" draw:layer="layout" svg:width="2.428cm" svg:height="1.361cm" svg:x="2.758cm" svg:y="16.39cm">
          <draw:text-box>
            <text:p><text:span text:style-name="T2">OpAmp </text:span><text:span text:style-name="T2"><text:line-break/></text:span><text:span text:style-name="T2">I?/Q?</text:span></text:p>
          </draw:text-box>
        </draw:frame>
        <draw:frame draw:style-name="gr6" draw:text-style-name="P4" draw:layer="layout" svg:width="1.603cm" svg:height="0.806cm" svg:x="10.368cm" svg:y="10.179cm">
          <draw:text-box>
            <text:p><text:span text:style-name="T2">3V0</text:span></text:p>
          </draw:text-box>
        </draw:frame>
        <draw:frame draw:style-name="gr6" draw:text-style-name="P4" draw:layer="layout" svg:width="1.603cm" svg:height="0.806cm" svg:x="3.671cm" svg:y="10.345cm">
          <draw:text-box>
            <text:p><text:span text:style-name="T2">5V0</text:span></text:p>
          </draw:text-box>
        </draw:frame>
        <draw:frame draw:style-name="gr10" draw:text-style-name="P4" draw:layer="layout" svg:width="2.566cm" svg:height="1.011cm" draw:transform="rotate (1.5707963267949) translate (15.499cm 12.723cm)">
          <draw:text-box>
            <text:p><text:span text:style-name="T2">3V0 LD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08:55.850206220</meta:creation-date>
    <dc:date>2024-10-20T19:35:42.222777578</dc:date>
    <meta:editing-duration>PT10H58M18S</meta:editing-duration>
    <meta:editing-cycles>5</meta:editing-cycles>
    <meta:generator>LibreOffice/24.8.2.1$Linux_X86_64 LibreOffice_project/480$Build-1</meta:generator>
    <meta:document-statistic meta:object-count="16"/>
  </office:meta>
</office:document-meta>
</file>